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6" draw:id="id6" draw:layer="layout" svg:width="4.7cm" svg:height="1.1cm" svg:x="8.1cm" svg:y="1.4cm">
          <text:p text:style-name="P1">User Interface</text:p>
        </draw:rect>
        <draw:rect draw:style-name="gr1" draw:text-style-name="P1" xml:id="id5" draw:id="id5" draw:layer="layout" svg:width="3.8cm" svg:height="2.3cm" svg:x="13.5cm" svg:y="16.5cm">
          <text:p text:style-name="P1">Interface<text:line-break/>Set of Rules</text:p>
        </draw:rect>
        <draw:rect draw:style-name="gr1" draw:text-style-name="P1" xml:id="id2" draw:id="id2" draw:layer="layout" svg:width="5.2cm" svg:height="2.1cm" svg:x="7.9cm" svg:y="9.9cm">
          <text:p text:style-name="P1">Interface <text:line-break/>Computer Player</text:p>
        </draw:rect>
        <draw:rect draw:style-name="gr1" draw:text-style-name="P1" xml:id="id1" draw:id="id1" draw:layer="layout" svg:width="6cm" svg:height="1.3cm" svg:x="7.5cm" svg:y="7.1cm">
          <text:p text:style-name="P1">Game Application</text:p>
        </draw:rect>
        <draw:rect draw:style-name="gr1" draw:text-style-name="P1" xml:id="id3" draw:id="id3" draw:layer="layout" svg:width="5.5cm" svg:height="1.8cm" svg:x="7.8cm" svg:y="13.4cm">
          <text:p text:style-name="P1">MCTS algorithm</text:p>
        </draw:rect>
        <draw:rect draw:style-name="gr1" draw:text-style-name="P1" xml:id="id4" draw:id="id4" draw:layer="layout" svg:width="1.3cm" svg:height="1.5cm" svg:x="14.7cm" svg:y="13.5cm">
          <text:p text:style-name="P1">API</text:p>
        </draw:rect>
        <draw:connector draw:style-name="gr2" draw:text-style-name="P1" draw:layer="layout" draw:type="line" svg:x1="10.5cm" svg:y1="8.4cm" svg:x2="10.5cm" svg:y2="9.9cm" draw:start-shape="id1" draw:end-shape="id2" svg:d="M10500 8400v1500">
          <text:p/>
        </draw:connector>
        <draw:connector draw:style-name="gr2" draw:text-style-name="P1" draw:layer="layout" draw:type="line" svg:x1="10.5cm" svg:y1="12cm" svg:x2="10.55cm" svg:y2="13.4cm" draw:start-shape="id2" draw:end-shape="id3" draw:end-glue-point="0" svg:d="M10500 12000l50 1400">
          <text:p/>
        </draw:connector>
        <draw:connector draw:style-name="gr2" draw:text-style-name="P1" draw:layer="layout" draw:type="line" svg:x1="13.3cm" svg:y1="14.3cm" svg:x2="14.7cm" svg:y2="14.25cm" draw:start-shape="id3" draw:end-shape="id4" svg:d="M13300 14300l1400-50">
          <text:p/>
        </draw:connector>
        <draw:connector draw:style-name="gr2" draw:text-style-name="P1" draw:layer="layout" draw:type="line" svg:x1="15.35cm" svg:y1="15cm" svg:x2="15.4cm" svg:y2="16.5cm" draw:start-shape="id4" draw:end-shape="id5" svg:d="M15350 15000l50 1500">
          <text:p/>
        </draw:connector>
        <draw:rect draw:style-name="gr1" draw:text-style-name="P1" xml:id="id8" draw:id="id8" draw:layer="layout" svg:width="3.8cm" svg:height="2.5cm" svg:x="8.2cm" svg:y="16.4cm">
          <text:p text:style-name="P1">Arimaa <text:line-break/>set of Rules</text:p>
        </draw:rect>
        <draw:rect draw:style-name="gr1" draw:text-style-name="P1" xml:id="id7" draw:id="id7" draw:layer="layout" svg:width="5.3cm" svg:height="2.2cm" svg:x="7.8cm" svg:y="3.6cm">
          <text:p text:style-name="P1">Interface<text:line-break/>Game Application</text:p>
        </draw:rect>
        <draw:connector draw:style-name="gr2" draw:text-style-name="P1" draw:layer="layout" draw:type="line" svg:x1="10.45cm" svg:y1="2.5cm" svg:x2="10.45cm" svg:y2="3.6cm" draw:start-shape="id6" draw:end-shape="id7" svg:d="M10450 2500v1100">
          <text:p/>
        </draw:connector>
        <draw:connector draw:style-name="gr2" draw:text-style-name="P1" draw:layer="layout" draw:type="line" svg:x1="10.45cm" svg:y1="5.8cm" svg:x2="10.5cm" svg:y2="7.1cm" draw:start-shape="id7" draw:end-shape="id1" svg:d="M10450 5800l50 1300">
          <text:p/>
        </draw:connector>
        <draw:connector draw:style-name="gr2" draw:text-style-name="P1" draw:layer="layout" draw:type="line" svg:x1="12cm" svg:y1="17.65cm" svg:x2="13.5cm" svg:y2="17.65cm" draw:start-shape="id8" draw:end-shape="id5" svg:d="M12000 17650h1500">
          <text:p/>
        </draw:connector>
        <draw:rect draw:style-name="gr1" draw:text-style-name="P1" xml:id="id9" draw:id="id9" draw:layer="layout" svg:width="1.9cm" svg:height="1.8cm" svg:x="3.5cm" svg:y="10cm">
          <text:p text:style-name="P1">Bot</text:p>
        </draw:rect>
        <draw:connector draw:style-name="gr2" draw:text-style-name="P1" draw:layer="layout" draw:type="line" svg:x1="7.9cm" svg:y1="10.95cm" svg:x2="5.4cm" svg:y2="10.9cm" draw:start-shape="id2" draw:end-shape="id9" svg:d="M7900 10950l-2500-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</meta:initial-creator>
    <meta:creation-date>2014-11-20T21:21:49.52</meta:creation-date>
    <dc:date>2014-11-20T22:07:09.50</dc:date>
    <dc:creator>Dan </dc:creator>
    <meta:editing-duration>PT16M50S</meta:editing-duration>
    <meta:editing-cycles>12</meta:editing-cycles>
    <meta:generator>OpenOffice/4.1.1$Win32 OpenOffice.org_project/411m6$Build-9775</meta:generator>
    <meta:document-statistic meta:object-count="17"/>
  </office:meta>
</office:document-meta>
</file>